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76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77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78" style:family="table-cell" style:parent-style-name="Default">
      <style:table-cell-properties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279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80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281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282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283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8" office:value-type="string" calcext:value-type="string">
            <text:p>#67 Реализовать offline режим</text:p>
          </table:table-cell>
          <table:table-cell table:style-name="Default" office:value-type="string" calcext:value-type="string">
            <text:p>12-07-2017 13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8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9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30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31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32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3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4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35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6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7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8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9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40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41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2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43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4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45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6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47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48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49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0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1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2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3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4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5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6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7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8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9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0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1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2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3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4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5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6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7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8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9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0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1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2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3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4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5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76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77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8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9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80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1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2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83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4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85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6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87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88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9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0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1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2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3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4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5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6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7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8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9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0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1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2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3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4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5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6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7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8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9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0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1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2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3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4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5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6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7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8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9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0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1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2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3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4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5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6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27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28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29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0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1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2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3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4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5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6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7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8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9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0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1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2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3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4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5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6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7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8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9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0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1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2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3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4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5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6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7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8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9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0" office:value-type="string" calcext:value-type="string">
            <text:p>#84 Отцентрировать лого Просвещения в демо-учебнике</text:p>
          </table:table-cell>
          <table:table-cell table:style-name="Default" office:value-type="string" calcext:value-type="string">
            <text:p>30-08-2017 18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1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2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3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4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5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6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67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8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69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0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1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72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3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4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175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76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77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78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79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80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81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82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83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84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85" office:value-type="string" calcext:value-type="string">
            <text:p>#17 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86" office:value-type="string" calcext:value-type="string">
            <text:p>#16 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87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88" office:value-type="string" calcext:value-type="string">
            <text:p>#19 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89" office:value-type="string" calcext:value-type="string">
            <text:p>#18 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90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91" office:value-type="string" calcext:value-type="string">
            <text:p>#17 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92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93" office:value-type="string" calcext:value-type="string">
            <text:p>#18 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94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95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96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97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98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99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00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1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02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03" office:value-type="string" calcext:value-type="string">
            <text:p>#27 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4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05" office:value-type="string" calcext:value-type="string">
            <text:p>#33 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06" office:value-type="string" calcext:value-type="string">
            <text:p>#34 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07" office:value-type="string" calcext:value-type="string">
            <text:p>#35 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08" office:value-type="string" calcext:value-type="string">
            <text:p>#36 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09" office:value-type="string" calcext:value-type="string">
            <text:p>#37 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0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1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2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13" office:value-type="string" calcext:value-type="string">
            <text:p>#41 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14" office:value-type="string" calcext:value-type="string">
            <text:p>#42 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5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6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7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18" office:value-type="string" calcext:value-type="string">
            <text:p>#21 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19" office:value-type="string" calcext:value-type="string">
            <text:p>#44 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0" office:value-type="string" calcext:value-type="string">
            <text:p>#22 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1" office:value-type="string" calcext:value-type="string">
            <text:p>#43 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2" office:value-type="string" calcext:value-type="string">
            <text:p>#23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3" office:value-type="string" calcext:value-type="string">
            <text:p>#24 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4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5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6" office:value-type="string" calcext:value-type="string">
            <text:p>#25 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27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8" office:value-type="string" calcext:value-type="string">
            <text:p>#26 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9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0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1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2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3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4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table:number-columns-repeated="4"/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5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6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7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8" office:value-type="string" calcext:value-type="string">
            <text:p>#66 Создание библиотеки компонентов общей для редактора и плэйера</text:p>
          </table:table-cell>
          <table:table-cell table:style-name="Default" office:value-type="string" calcext:value-type="string">
            <text:p>11-07-2017 12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9" office:value-type="string" calcext:value-type="string">
            <text:p>#78 Актуализировать модель данных учебника</text:p>
          </table:table-cell>
          <table:table-cell table:style-name="Default" office:value-type="string" calcext:value-type="string">
            <text:p>07-08-2017 12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0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1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2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3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4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5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6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7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8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9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0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1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2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253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4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55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56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7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8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59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0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1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2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3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264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265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266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267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268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9" office:value-type="string" calcext:value-type="string">
            <text:p>#32 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270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271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2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3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6"/>
          <table:table-cell table:number-columns-repeated="2" office:value-type="string" calcext:value-type="string">
            <text:p>8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4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5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6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7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</table:table>
      <table:table table:name="Сергей Окише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8" office:value-type="string" calcext:value-type="string">
            <text:p>#62 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79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20:00 h</text:p>
          </table:table-cell>
          <table:table-cell table:style-name="ce15" office:value-type="string" calcext:value-type="string">
            <text:p>8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80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6" office:value-type="string" calcext:value-type="string" table:number-columns-spanned="2" table:number-rows-spanned="1">
            <text:p>&lt; 20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1 08 2017 - 27 08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28 08 2017 - 03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04 09 2017 - 10 09 2017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11 09 2017 - 17 09 2017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1" office:value-type="string" calcext:value-type="string">
            <text:p>#69 При изменении ширины экрана ломается вёрстка панели a11y</text:p>
          </table:table-cell>
          <table:table-cell office:value-type="string" calcext:value-type="string">
            <text:p>12-07-2017 15: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2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83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7:01:43.085624629</meta:creation-date>
    <dc:date>2017-09-18T07:07:05.675137667</dc:date>
    <meta:editing-duration>P0D</meta:editing-duration>
    <meta:editing-cycles>1</meta:editing-cycles>
    <meta:document-statistic meta:table-count="14" meta:cell-count="1738" meta:object-count="0"/>
    <meta:generator>LibreOffice/4.2.8.2$Linux_X86_64 LibreOffice_project/420m0$Build-2</meta:generator>
  </office:meta>
</office:document-meta>
</file>